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formula="of:=COUNTIF(#REF!;0)" office:value-type="string" office:string-value="" calcext:value-type="error">
            <text:p>Err:504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vot Table_Sheet1_1" table:style-name="ta1">
        <table:table-column table:style-name="co1" table:default-cell-style-name="ce1"/>
        <table:table-column table:style-name="co1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m - No</text:p>
          </table:table-cell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otal Result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3" table:buttons="'Pivot Table_Sheet1_1'.A1" table:show-filter-button="false" table:drill-down-on-double-click="false">
          <table:source-cell-range table:cell-range-address="Sheet1.A1:Sheet1.C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4:38:49.931000000</meta:creation-date>
    <dc:date>2019-03-07T14:40:56.383000000</dc:date>
    <meta:editing-duration>PT2M7S</meta:editing-duration>
    <meta:editing-cycles>1</meta:editing-cycles>
    <meta:document-statistic meta:table-count="2" meta:cell-count="12" meta:object-count="0"/>
    <meta:generator>LibreOfficeDev/6.3.0.0.alpha0$Windows_X86_64 LibreOffice_project/04273542b0492f989975d40e5f6704cb6646c4ef</meta:generator>
  </office:meta>
</office:document-meta>
</file>